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Times New Roman1" svg:font-family="'Times New Roman'"/>
    <style:font-face style:name="apple-system" svg:font-family="apple-system, BlinkMacSystemFont, 'Segoe UI', Helvetica, Arial, sans-serif, 'Apple Color Emoji', 'Segoe UI Emoji', 'Segoe UI Symbol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Wedgie Medium" svg:font-family="'Wedgie Medium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9" style:family="table">
      <style:table-properties style:width="15.584cm" table:align="left" style:writing-mode="lr-tb"/>
    </style:style>
    <style:style style:name="Tabela9.A" style:family="table-column">
      <style:table-column-properties style:column-width="2.461cm"/>
    </style:style>
    <style:style style:name="Tabela9.B" style:family="table-column">
      <style:table-column-properties style:column-width="3.757cm"/>
    </style:style>
    <style:style style:name="Tabela9.C" style:family="table-column">
      <style:table-column-properties style:column-width="2.408cm"/>
    </style:style>
    <style:style style:name="Tabela9.D" style:family="table-column">
      <style:table-column-properties style:column-width="6.959cm"/>
    </style:style>
    <style:style style:name="Tabela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9.D1" style:family="table-cell">
      <style:table-cell-properties fo:background-color="#c0c0c0" fo:padding="0.097cm" fo:border="0.05pt solid #000000">
        <style:background-image/>
      </style:table-cell-properties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none" fo:border-top="none" fo:border-bottom="0.05pt solid #000000"/>
    </style:style>
    <style:style style:name="Tabela9.C2" style:family="table-cell">
      <style:table-cell-properties fo:padding="0.097cm" fo:border-left="0.05pt solid #000000" fo:border-right="none" fo:border-top="none" fo:border-bottom="0.05pt solid #000000"/>
    </style:style>
    <style:style style:name="Tabela9.D2" style:family="table-cell">
      <style:table-cell-properties fo:padding="0.097cm" fo:border-left="0.05pt solid #000000" fo:border-right="0.05pt solid #000000" fo:border-top="none" fo:border-bottom="0.05pt solid #000000"/>
    </style:style>
    <style:style style:name="SemanticAnnotation-ref-tbescopo" style:family="table">
      <style:table-properties style:width="15.998cm" table:align="margins" style:writing-mode="lr-tb"/>
    </style:style>
    <style:style style:name="SemanticAnnotation-ref-tbescopo.A" style:family="table-column">
      <style:table-column-properties style:column-width="15.998cm" style:rel-column-width="65535*"/>
    </style:style>
    <style:style style:name="SemanticAnnotation-ref-tbescopo.A1" style:family="table-cell">
      <style:table-cell-properties fo:padding="0.097cm" fo:border="0.05pt solid #000000"/>
    </style:style>
    <style:style style:name="SemanticAnnotation-ref-tbrf" style:family="table">
      <style:table-properties style:width="15.686cm" fo:margin-left="0cm" fo:margin-right="-0.097cm" table:align="margins" style:writing-mode="lr-tb"/>
    </style:style>
    <style:style style:name="SemanticAnnotation-ref-tbrf.A" style:family="table-column">
      <style:table-column-properties style:column-width="2.625cm" style:rel-column-width="1574*"/>
    </style:style>
    <style:style style:name="SemanticAnnotation-ref-tbrf.B" style:family="table-column">
      <style:table-column-properties style:column-width="7.953cm" style:rel-column-width="4771*"/>
    </style:style>
    <style:style style:name="SemanticAnnotation-ref-tbrf.C" style:family="table-column">
      <style:table-column-properties style:column-width="2.173cm" style:rel-column-width="1304*"/>
    </style:style>
    <style:style style:name="SemanticAnnotation-ref-tbrf.D" style:family="table-column">
      <style:table-column-properties style:column-width="2.933cm" style:rel-column-width="1760*"/>
    </style:style>
    <style:style style:name="SemanticAnnotation-ref-tbrf.1" style:family="table-row">
      <style:table-row-properties style:min-row-height="0.794cm" fo:keep-together="auto"/>
    </style:style>
    <style:style style:name="SemanticAnnotation-ref-tbrf.A1" style:family="table-cell">
      <style:table-cell-properties style:vertical-align="top" fo:background-color="#c0c0c0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SemanticAnnotation-ref-tbrf.D1" style:family="table-cell">
      <style:table-cell-properties style:vertical-align="top" fo:background-color="#c0c0c0" fo:padding="0.097cm" fo:border="0.05pt solid #000000" style:writing-mode="lr-tb">
        <style:background-image/>
      </style:table-cell-properties>
    </style:style>
    <style:style style:name="SemanticAnnotation-ref-tbrf.2" style:family="table-row">
      <style:table-row-properties fo:keep-together="auto"/>
    </style:style>
    <style:style style:name="SemanticAnnotation-ref-tbrf.A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SemanticAnnotation-ref-tbrf.B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SemanticAnnotation-ref-tbrf.C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SemanticAnnotation-ref-tbrf.D2" style:family="table-cell">
      <style:table-cell-properties style:vertical-align="top" fo:padding="0.097cm" fo:border="0.05pt solid #000000" style:writing-mode="lr-tb"/>
    </style:style>
    <style:style style:name="SemanticAnnotation-ref-tbrf.3" style:family="table-row">
      <style:table-row-properties style:min-row-height="0.75cm" fo:keep-together="auto"/>
    </style:style>
    <style:style style:name="SemanticAnnotation-ref-tbrf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f.B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f.C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f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SemanticAnnotation-ref-tbrf.A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f.B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f.C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f.D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SemanticAnnotation-ref-tbrf.5" style:family="table-row">
      <style:table-row-properties style:min-row-height="1.76cm" fo:keep-together="auto"/>
    </style:style>
    <style:style style:name="SemanticAnnotation-ref-tbrf.A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f.B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f.C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f.D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SemanticAnnotation-ref-tbrf.A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f.B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f.C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f.D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SemanticAnnotation-ref-tbrf.A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f.B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f.C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f.D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SemanticAnnotation-ref-tbrf.A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f.B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f.C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f.D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SemanticAnnotation-ref-tbrf.A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f.B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f.C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f.D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SemanticAnnotation-ref-tbrf.A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f.B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f.C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f.D1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SemanticAnnotation-ref-tbrf.A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f.B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f.C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f.D1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SemanticAnnotation-ref-tbrf.A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f.B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f.C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f.D1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SemanticAnnotation-ref-tbrf.A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f.B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f.C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f.D1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SemanticAnnotation-ref-tbrf.A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f.B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f.C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f.D1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SemanticAnnotation-ref-tbrf.A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f.B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f.C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f.D1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SemanticAnnotation-ref-tbrf.16" style:family="table-row">
      <style:table-row-properties style:min-row-height="0.827cm" fo:keep-together="auto"/>
    </style:style>
    <style:style style:name="SemanticAnnotation-ref-tbrf.A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f.B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f.C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f.D1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a1" style:family="table">
      <style:table-properties style:width="15.6cm" fo:margin-left="0cm" fo:margin-right="-0.011cm" table:align="margins" style:writing-mode="lr-tb"/>
    </style:style>
    <style:style style:name="Tabela1.A" style:family="table-column">
      <style:table-column-properties style:column-width="2.625cm" style:rel-column-width="11027*"/>
    </style:style>
    <style:style style:name="Tabela1.B" style:family="table-column">
      <style:table-column-properties style:column-width="7.952cm" style:rel-column-width="33404*"/>
    </style:style>
    <style:style style:name="Tabela1.C" style:family="table-column">
      <style:table-column-properties style:column-width="2.173cm" style:rel-column-width="9130*"/>
    </style:style>
    <style:style style:name="Tabela1.D" style:family="table-column">
      <style:table-column-properties style:column-width="2.85cm" style:rel-column-width="11974*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c0c0c0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a1.D1" style:family="table-cell">
      <style:table-cell-properties style:vertical-align="top" fo:background-color="#c0c0c0" fo:padding="0.097cm" fo:border="0.05pt solid #000000" style:writing-mode="lr-tb">
        <style:background-image/>
      </style:table-cell-properties>
    </style:style>
    <style:style style:name="Tabela1.A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ela1.B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ela1.C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ela1.D2" style:family="table-cell">
      <style:table-cell-properties style:vertical-align="top" fo:padding="0.097cm" fo:border="0.05pt solid #000000" style:writing-mode="lr-tb"/>
    </style:style>
    <style:style style:name="Tabela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a1.B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a1.C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a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a1.A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a1.B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a1.C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a1.D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SemanticAnnotation-ref-tbrnf" style:family="table">
      <style:table-properties style:width="15.6cm" fo:margin-left="0cm" fo:margin-right="-0.011cm" table:align="margins" style:writing-mode="lr-tb"/>
    </style:style>
    <style:style style:name="SemanticAnnotation-ref-tbrnf.A" style:family="table-column">
      <style:table-column-properties style:column-width="2.598cm" style:rel-column-width="10915*"/>
    </style:style>
    <style:style style:name="SemanticAnnotation-ref-tbrnf.B" style:family="table-column">
      <style:table-column-properties style:column-width="5.898cm" style:rel-column-width="24778*"/>
    </style:style>
    <style:style style:name="SemanticAnnotation-ref-tbrnf.C" style:family="table-column">
      <style:table-column-properties style:column-width="2.919cm" style:rel-column-width="12266*"/>
    </style:style>
    <style:style style:name="SemanticAnnotation-ref-tbrnf.D" style:family="table-column">
      <style:table-column-properties style:column-width="1.991cm" style:rel-column-width="8366*"/>
    </style:style>
    <style:style style:name="SemanticAnnotation-ref-tbrnf.E" style:family="table-column">
      <style:table-column-properties style:column-width="2.193cm" style:rel-column-width="9210*"/>
    </style:style>
    <style:style style:name="SemanticAnnotation-ref-tbrnf.1" style:family="table-row">
      <style:table-row-properties fo:keep-together="auto"/>
    </style:style>
    <style:style style:name="SemanticAnnotation-ref-tbrnf.A1" style:family="table-cell">
      <style:table-cell-properties style:vertical-align="top" fo:background-color="#c0c0c0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SemanticAnnotation-ref-tbrnf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nf.B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nf.C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nf.D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nf.E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nf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nf.B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nf.C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nf.D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nf.E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nf.A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nf.B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nf.C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nf.D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nf.E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nf.A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nf.B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nf.C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nf.D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nf.E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nf.A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nf.B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nf.C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nf.D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nf.E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nf.A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nf.B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nf.C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nf.D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nf.E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nf.A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nf.B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nf.C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nf.D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nf.E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nf.A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nf.B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nf.C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nf.D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SemanticAnnotation-ref-tbrnf.E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P1" style:family="paragraph" style:parent-style-name="Header">
      <style:text-properties style:font-name="Verdana" fo:font-size="10pt" style:font-size-asian="10pt" style:font-size-complex="10pt"/>
    </style:style>
    <style:style style:name="P2" style:family="paragraph" style:parent-style-name="Header">
      <style:paragraph-properties fo:text-align="end" style:justify-single-word="false"/>
      <style:text-properties style:font-name="Verdana" fo:font-size="10pt" style:font-size-asian="10pt" style:font-size-complex="10pt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Times New Roman1" fo:font-size="12pt"/>
    </style:style>
    <style:style style:name="P9" style:family="paragraph" style:parent-style-name="Standard">
      <style:paragraph-properties fo:margin-left="0cm" fo:margin-right="0cm" fo:text-align="start" style:justify-single-word="false" fo:text-indent="1.249cm" style:auto-text-indent="false"/>
    </style:style>
    <style:style style:name="P10" style:family="paragraph" style:parent-style-name="EstiloRAF">
      <style:paragraph-properties fo:margin-top="0.212cm" fo:margin-bottom="0cm" loext:contextual-spacing="false"/>
      <style:text-properties fo:font-size="14pt" fo:font-weight="bold" style:font-size-asian="14pt" style:font-weight-asian="bold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_20__28_user_29_">
      <style:paragraph-properties style:snap-to-layout-grid="false"/>
      <style:text-properties fo:font-size="12pt" fo:font-weight="bold" style:font-size-asian="12pt" style:font-weight-asian="bold" style:font-size-complex="12pt"/>
    </style:style>
    <style:style style:name="P14" style:family="paragraph" style:parent-style-name="Standard">
      <style:paragraph-properties fo:margin-left="0.014cm" fo:margin-right="0.014cm" fo:text-align="justify" style:justify-single-word="false" fo:text-indent="0cm" style:auto-text-indent="false" style:snap-to-layout-grid="false">
        <style:tab-stops>
          <style:tab-stop style:position="1.187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15" style:family="paragraph" style:parent-style-name="Standard" style:master-page-name="First_20_Page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/>
    </style:style>
    <style:style style:name="P1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weight="bold" officeooo:rsid="001b2f2b" officeooo:paragraph-rsid="00028e06" style:font-weight-asian="bold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0facdb"/>
    </style:style>
    <style:style style:name="P18" style:family="paragraph" style:parent-style-name="Standard">
      <style:paragraph-properties fo:text-align="center" style:justify-single-word="false"/>
      <style:text-properties officeooo:rsid="001b2f2b" officeooo:paragraph-rsid="00028e06"/>
    </style:style>
    <style:style style:name="P19" style:family="paragraph" style:parent-style-name="Standard">
      <style:paragraph-properties fo:text-align="justify" style:justify-single-word="false"/>
      <style:text-properties officeooo:rsid="001614ed" officeooo:paragraph-rsid="00028e06"/>
    </style:style>
    <style:style style:name="P20" style:family="paragraph" style:parent-style-name="Standard">
      <style:paragraph-properties fo:text-align="justify" style:justify-single-word="false"/>
      <style:text-properties officeooo:rsid="001614ed" officeooo:paragraph-rsid="000facdb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1614ed" officeooo:paragraph-rsid="00028e06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1b2f2b" officeooo:paragraph-rsid="00028e06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180d9a" officeooo:paragraph-rsid="00028e06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25" style:family="paragraph" style:parent-style-name="Standard">
      <style:text-properties fo:font-size="14pt" fo:font-weight="bold" style:font-size-asian="14pt" style:font-weight-asian="bold" style:font-size-complex="14pt"/>
    </style:style>
    <style:style style:name="P26" style:family="paragraph" style:parent-style-name="Standard">
      <style:paragraph-properties fo:margin-left="0.014cm" fo:margin-right="0.014cm" fo:text-align="justify" style:justify-single-word="false" fo:text-indent="0cm" style:auto-text-indent="false" style:snap-to-layout-grid="false">
        <style:tab-stops>
          <style:tab-stop style:position="1.187cm"/>
        </style:tab-stops>
      </style:paragraph-properties>
      <style:text-properties fo:font-size="12pt" style:font-size-asian="12pt" style:font-size-complex="12pt"/>
    </style:style>
    <style:style style:name="P27" style:family="paragraph" style:parent-style-name="Standard">
      <style:paragraph-properties fo:margin-left="0.014cm" fo:margin-right="0.014cm" fo:text-align="justify" style:justify-single-word="false" fo:text-indent="0cm" style:auto-text-indent="false" style:snap-to-layout-grid="false">
        <style:tab-stops>
          <style:tab-stop style:position="1.187cm"/>
        </style:tab-stops>
      </style:paragraph-properties>
      <style:text-properties fo:font-size="12pt" officeooo:rsid="000310bb" officeooo:paragraph-rsid="000310bb" style:font-size-asian="12pt" style:font-size-complex="12pt"/>
    </style:style>
    <style:style style:name="P28" style:family="paragraph" style:parent-style-name="Standard">
      <style:paragraph-properties fo:margin-left="0.014cm" fo:margin-right="0.014cm" fo:text-align="justify" style:justify-single-word="false" fo:text-indent="0cm" style:auto-text-indent="false" style:snap-to-layout-grid="false">
        <style:tab-stops>
          <style:tab-stop style:position="1.187cm"/>
        </style:tab-stops>
      </style:paragraph-properties>
      <style:text-properties fo:font-size="12pt" officeooo:rsid="0003df06" officeooo:paragraph-rsid="0003df06" style:font-size-asian="12pt" style:font-size-complex="12pt"/>
    </style:style>
    <style:style style:name="P29" style:family="paragraph" style:parent-style-name="Standard">
      <style:paragraph-properties fo:margin-left="0.014cm" fo:margin-right="0.014cm" fo:text-align="justify" style:justify-single-word="false" fo:text-indent="0cm" style:auto-text-indent="false" style:snap-to-layout-grid="false">
        <style:tab-stops>
          <style:tab-stop style:position="1.187cm"/>
        </style:tab-stops>
      </style:paragraph-properties>
      <style:text-properties fo:font-size="12pt" officeooo:rsid="00043d61" officeooo:paragraph-rsid="00043d61" style:font-size-asian="12pt" style:font-size-complex="12pt"/>
    </style:style>
    <style:style style:name="P30" style:family="paragraph" style:parent-style-name="Standard">
      <style:paragraph-properties fo:margin-left="0.014cm" fo:margin-right="0.014cm" fo:text-align="justify" style:justify-single-word="false" fo:text-indent="0cm" style:auto-text-indent="false" style:snap-to-layout-grid="false">
        <style:tab-stops>
          <style:tab-stop style:position="1.187cm"/>
        </style:tab-stops>
      </style:paragraph-properties>
      <style:text-properties fo:font-size="12pt" officeooo:rsid="00055cd9" officeooo:paragraph-rsid="00055cd9" style:font-size-asian="12pt" style:font-size-complex="12pt"/>
    </style:style>
    <style:style style:name="P31" style:family="paragraph" style:parent-style-name="Standard">
      <style:paragraph-properties fo:margin-left="0.014cm" fo:margin-right="0.014cm" fo:text-align="justify" style:justify-single-word="false" fo:text-indent="0cm" style:auto-text-indent="false" style:snap-to-layout-grid="false">
        <style:tab-stops>
          <style:tab-stop style:position="1.187cm"/>
        </style:tab-stops>
      </style:paragraph-properties>
      <style:text-properties fo:font-size="12pt" officeooo:rsid="00087159" officeooo:paragraph-rsid="00087159" style:font-size-asian="12pt" style:font-size-complex="12pt"/>
    </style:style>
    <style:style style:name="P32" style:family="paragraph" style:parent-style-name="Standard">
      <style:paragraph-properties fo:margin-left="0.014cm" fo:margin-right="0.014cm" fo:text-align="justify" style:justify-single-word="false" fo:text-indent="0cm" style:auto-text-indent="false" style:snap-to-layout-grid="false">
        <style:tab-stops>
          <style:tab-stop style:position="1.187cm"/>
        </style:tab-stops>
      </style:paragraph-properties>
      <style:text-properties fo:font-size="12pt" officeooo:rsid="000a0a7d" officeooo:paragraph-rsid="000a0a7d" style:font-size-asian="12pt" style:font-size-complex="12pt"/>
    </style:style>
    <style:style style:name="P33" style:family="paragraph" style:parent-style-name="Standard">
      <style:paragraph-properties fo:margin-left="0.014cm" fo:margin-right="0.014cm" fo:text-align="justify" style:justify-single-word="false" fo:text-indent="0cm" style:auto-text-indent="false" style:snap-to-layout-grid="false">
        <style:tab-stops>
          <style:tab-stop style:position="1.187cm"/>
        </style:tab-stops>
      </style:paragraph-properties>
      <style:text-properties fo:font-size="12pt" officeooo:rsid="000a7dd3" officeooo:paragraph-rsid="000a7dd3" style:font-size-asian="12pt" style:font-size-complex="12pt"/>
    </style:style>
    <style:style style:name="P34" style:family="paragraph" style:parent-style-name="Standard">
      <style:paragraph-properties fo:margin-left="0.014cm" fo:margin-right="0.014cm" fo:text-align="justify" style:justify-single-word="false" fo:text-indent="0cm" style:auto-text-indent="false" style:snap-to-layout-grid="false">
        <style:tab-stops>
          <style:tab-stop style:position="1.187cm"/>
        </style:tab-stops>
      </style:paragraph-properties>
      <style:text-properties fo:font-size="12pt" officeooo:rsid="000b34f3" officeooo:paragraph-rsid="000b34f3" style:font-size-asian="12pt" style:font-size-complex="12pt"/>
    </style:style>
    <style:style style:name="P35" style:family="paragraph" style:parent-style-name="Standard">
      <style:paragraph-properties fo:margin-left="0.014cm" fo:margin-right="0.014cm" fo:text-align="justify" style:justify-single-word="false" fo:text-indent="0cm" style:auto-text-indent="false" style:snap-to-layout-grid="false">
        <style:tab-stops>
          <style:tab-stop style:position="1.187cm"/>
        </style:tab-stops>
      </style:paragraph-properties>
      <style:text-properties fo:font-size="12pt" officeooo:rsid="000d5d32" officeooo:paragraph-rsid="000d5d32" style:font-size-asian="12pt" style:font-size-complex="12pt"/>
    </style:style>
    <style:style style:name="P36" style:family="paragraph" style:parent-style-name="Standard">
      <style:paragraph-properties fo:margin-left="0.014cm" fo:margin-right="0.014cm" fo:text-align="justify" style:justify-single-word="false" fo:text-indent="0cm" style:auto-text-indent="false" style:snap-to-layout-grid="false">
        <style:tab-stops>
          <style:tab-stop style:position="1.187cm"/>
        </style:tab-stops>
      </style:paragraph-properties>
      <style:text-properties fo:font-size="12pt" officeooo:rsid="000f4de3" officeooo:paragraph-rsid="000f4de3" style:font-size-asian="12pt" style:font-size-complex="12pt"/>
    </style:style>
    <style:style style:name="P37" style:family="paragraph" style:parent-style-name="Standard">
      <style:paragraph-properties fo:margin-left="0.014cm" fo:margin-right="0.014cm" fo:text-align="justify" style:justify-single-word="false" fo:text-indent="0cm" style:auto-text-indent="false" style:snap-to-layout-grid="false">
        <style:tab-stops>
          <style:tab-stop style:position="1.187cm"/>
        </style:tab-stops>
      </style:paragraph-properties>
      <style:text-properties fo:font-size="12pt" officeooo:rsid="000facdb" officeooo:paragraph-rsid="000facdb" style:font-size-asian="12pt" style:font-size-complex="12pt"/>
    </style:style>
    <style:style style:name="P38" style:family="paragraph" style:parent-style-name="Standard">
      <style:paragraph-properties fo:margin-left="0.014cm" fo:margin-right="0.014cm" fo:text-align="justify" style:justify-single-word="false" fo:text-indent="0cm" style:auto-text-indent="false" style:snap-to-layout-grid="false">
        <style:tab-stops>
          <style:tab-stop style:position="1.187cm"/>
        </style:tab-stops>
      </style:paragraph-properties>
      <style:text-properties officeooo:rsid="0003df06" officeooo:paragraph-rsid="0003df06"/>
    </style:style>
    <style:style style:name="P39" style:family="paragraph" style:parent-style-name="Standard">
      <style:paragraph-properties fo:margin-left="0.014cm" fo:margin-right="0.014cm" fo:text-align="justify" style:justify-single-word="false" fo:text-indent="0cm" style:auto-text-indent="false" style:snap-to-layout-grid="false">
        <style:tab-stops>
          <style:tab-stop style:position="1.187cm"/>
        </style:tab-stops>
      </style:paragraph-properties>
      <style:text-properties fo:color="#000000" fo:font-size="12pt" officeooo:rsid="000b34f3" officeooo:paragraph-rsid="000b34f3" style:font-size-asian="12pt" style:font-size-complex="12pt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0facdb"/>
    </style:style>
    <style:style style:name="P41" style:family="paragraph" style:parent-style-name="Standard">
      <style:paragraph-properties fo:margin-left="0cm" fo:margin-right="0.014cm" fo:text-align="justify" style:justify-single-word="false" fo:text-indent="0cm" style:auto-text-indent="false" style:snap-to-layout-grid="false">
        <style:tab-stops>
          <style:tab-stop style:position="1.187cm"/>
        </style:tab-stops>
      </style:paragraph-properties>
      <style:text-properties fo:font-size="12pt" officeooo:rsid="00087159" officeooo:paragraph-rsid="00087159" style:font-size-asian="12pt" style:font-size-complex="12pt"/>
    </style:style>
    <style:style style:name="P42" style:family="paragraph" style:parent-style-name="Standard">
      <style:paragraph-properties fo:margin-left="0cm" fo:margin-right="0.014cm" fo:text-align="justify" style:justify-single-word="false" fo:text-indent="0cm" style:auto-text-indent="false" style:snap-to-layout-grid="false">
        <style:tab-stops>
          <style:tab-stop style:position="1.187cm"/>
        </style:tab-stops>
      </style:paragraph-properties>
      <style:text-properties fo:font-size="12pt" officeooo:rsid="000f4de3" officeooo:paragraph-rsid="000f4de3" style:font-size-asian="12pt" style:font-size-complex="12pt"/>
    </style:style>
    <style:style style:name="P43" style:family="paragraph" style:parent-style-name="Standard">
      <style:paragraph-properties fo:margin-left="0cm" fo:margin-right="0.014cm" fo:text-align="justify" style:justify-single-word="false" fo:text-indent="0cm" style:auto-text-indent="false" style:snap-to-layout-grid="false">
        <style:tab-stops>
          <style:tab-stop style:position="1.187cm"/>
        </style:tab-stops>
      </style:paragraph-properties>
      <style:text-properties fo:font-size="12pt" officeooo:rsid="000facdb" officeooo:paragraph-rsid="000facdb" style:font-size-asian="12pt" style:font-size-complex="12pt"/>
    </style:style>
    <style:style style:name="P44" style:family="paragraph" style:parent-style-name="Standard">
      <style:paragraph-properties fo:margin-left="0cm" fo:margin-right="0.014cm" fo:text-align="justify" style:justify-single-word="false" fo:text-indent="0cm" style:auto-text-indent="false" style:snap-to-layout-grid="false">
        <style:tab-stops>
          <style:tab-stop style:position="1.187cm"/>
        </style:tab-stops>
      </style:paragraph-properties>
      <style:text-properties fo:font-size="12pt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officeooo:rsid="00028e06" officeooo:paragraph-rsid="00028e06"/>
    </style:style>
    <style:style style:name="P46" style:family="paragraph" style:parent-style-name="Table_20_Contents_20__28_user_29_">
      <style:paragraph-properties style:snap-to-layout-grid="false"/>
      <style:text-properties fo:font-size="12pt" style:font-size-asian="12pt" style:font-size-complex="12pt"/>
    </style:style>
    <style:style style:name="P47" style:family="paragraph" style:parent-style-name="Table_20_Contents_20__28_user_29_">
      <style:paragraph-properties style:snap-to-layout-grid="false"/>
      <style:text-properties fo:font-size="12pt" officeooo:rsid="0003df06" officeooo:paragraph-rsid="0003df06" style:font-size-asian="12pt" style:font-size-complex="12pt"/>
    </style:style>
    <style:style style:name="P48" style:family="paragraph" style:parent-style-name="Table_20_Contents_20__28_user_29_">
      <style:paragraph-properties style:snap-to-layout-grid="false"/>
      <style:text-properties fo:font-size="12pt" officeooo:rsid="00043d61" officeooo:paragraph-rsid="00043d61" style:font-size-asian="12pt" style:font-size-complex="12pt"/>
    </style:style>
    <style:style style:name="P49" style:family="paragraph" style:parent-style-name="Table_20_Contents_20__28_user_29_">
      <style:paragraph-properties style:snap-to-layout-grid="false"/>
      <style:text-properties fo:font-size="12pt" officeooo:rsid="00055cd9" officeooo:paragraph-rsid="00055cd9" style:font-size-asian="12pt" style:font-size-complex="12pt"/>
    </style:style>
    <style:style style:name="P50" style:family="paragraph" style:parent-style-name="Table_20_Contents_20__28_user_29_">
      <style:paragraph-properties style:snap-to-layout-grid="false"/>
      <style:text-properties fo:font-size="12pt" officeooo:rsid="00087159" officeooo:paragraph-rsid="00087159" style:font-size-asian="12pt" style:font-size-complex="12pt"/>
    </style:style>
    <style:style style:name="P51" style:family="paragraph" style:parent-style-name="Table_20_Contents_20__28_user_29_">
      <style:paragraph-properties style:snap-to-layout-grid="false"/>
      <style:text-properties fo:font-size="12pt" officeooo:rsid="000a0a7d" officeooo:paragraph-rsid="000a0a7d" style:font-size-asian="12pt" style:font-size-complex="12pt"/>
    </style:style>
    <style:style style:name="P52" style:family="paragraph" style:parent-style-name="Table_20_Contents_20__28_user_29_">
      <style:paragraph-properties style:snap-to-layout-grid="false"/>
      <style:text-properties fo:font-size="12pt" officeooo:rsid="000b34f3" officeooo:paragraph-rsid="000b34f3" style:font-size-asian="12pt" style:font-size-complex="12pt"/>
    </style:style>
    <style:style style:name="P53" style:family="paragraph" style:parent-style-name="Table_20_Contents_20__28_user_29_">
      <style:paragraph-properties style:snap-to-layout-grid="false"/>
      <style:text-properties fo:font-size="12pt" officeooo:rsid="000d5d32" officeooo:paragraph-rsid="000d5d32" style:font-size-asian="12pt" style:font-size-complex="12pt"/>
    </style:style>
    <style:style style:name="P54" style:family="paragraph" style:parent-style-name="Table_20_Contents_20__28_user_29_">
      <style:paragraph-properties style:snap-to-layout-grid="false"/>
      <style:text-properties fo:font-size="12pt" officeooo:rsid="000f4de3" officeooo:paragraph-rsid="000f4de3" style:font-size-asian="12pt" style:font-size-complex="12pt"/>
    </style:style>
    <style:style style:name="P55" style:family="paragraph" style:parent-style-name="Table_20_Contents_20__28_user_29_">
      <style:paragraph-properties style:snap-to-layout-grid="false"/>
      <style:text-properties fo:color="#000000" fo:font-size="12pt" officeooo:rsid="000310bb" officeooo:paragraph-rsid="000310bb" style:font-size-asian="12pt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2300d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b2f2b" style:font-weight-asian="normal" style:font-weight-complex="normal"/>
    </style:style>
    <style:style style:name="T6" style:family="text">
      <style:text-properties fo:font-weight="normal" officeooo:rsid="00180d9a" style:font-weight-asian="normal" style:font-weight-complex="normal"/>
    </style:style>
    <style:style style:name="T7" style:family="text">
      <style:text-properties officeooo:rsid="00180d9a"/>
    </style:style>
    <style:style style:name="T8" style:family="text">
      <style:text-properties officeooo:rsid="0003df06"/>
    </style:style>
    <style:style style:name="T9" style:family="text">
      <style:text-properties fo:font-size="12pt" fo:font-weight="bold" style:font-size-asian="12pt" style:font-weight-asian="bold" style:font-size-complex="12pt"/>
    </style:style>
    <style:style style:name="T10" style:family="text">
      <style:text-properties fo:font-size="12pt" fo:font-weight="bold" officeooo:rsid="000facdb" style:font-size-asian="12pt" style:font-weight-asian="bold" style:font-size-complex="12pt"/>
    </style:style>
    <style:style style:name="T11" style:family="text">
      <style:text-properties officeooo:rsid="00043d61"/>
    </style:style>
    <style:style style:name="T12" style:family="text">
      <style:text-properties officeooo:rsid="000a7dd3"/>
    </style:style>
    <style:style style:name="T13" style:family="text">
      <style:text-properties officeooo:rsid="000b887c"/>
    </style:style>
    <style:style style:name="T14" style:family="text">
      <style:text-properties officeooo:rsid="000d5d32"/>
    </style:style>
    <style:style style:name="T15" style:family="text">
      <style:text-properties officeooo:rsid="000facd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[completeText]];instance({content},http://localhost/ontologies/SE/onto.owl#Projeto,$projeto);" text:name="hf001"/>
        <text:user-field-decl office:value-type="string" office:string-value="[[break with ',' into 'var']];instance({slice},http://localhost/ontologies/SE/onto.owl#Pessoa,$pessoa);property($pessoa,http://localhost/ontologies/SE/onto.owl#estaEnvolvidoEm,$projeto);" text:name="hf002"/>
        <text:user-field-decl office:value-type="string" office:string-value="[[ignorerow 0]];[[at 0]];instance({content},http://localhost/ontologies/SE/onto.owl#RequisitoFuncional,#req);property(#req,http://localhost/ontologies/SE/onto.owl#artefatoProduzidoEm,$projeto);[[at 1]];property(#req,http://localhost/ontologies/SE/onto.owl#descricao,{content});[[at 2]];property(#req,http://localhost/ontologies/SE/onto.owl#categoria,{content});[[at 3];property(#req,http://localhost/ontologies/SE/onto.owl#valorEscopo,{content});[[at 4]];property(#req,http://localhost/ontologies/SE/onto.owl#prioridade,{content});[[at 4 break with ',']];instance({slice},http://localhost/ontologies/SE/onto.owl#Requisito,#reqlinha);property(#req,http://localhost/ontologies/SE/onto.owl#relacionadoCom,#reqlinha);" text:name="tbrf"/>
        <text:user-field-decl office:value-type="string" office:string-value="[[ignorerow 0]];[[at 0]];instance({content},http://localhost/ontologies/SE/onto.owl#RegraNegocio,#regra;[[at 1]];property(#req,http://localhost/ontologies/SE/onto.owl#descricao,{content});[[at 4]];property(#req,http://localhost/ontologies/SE/onto.owl#prioridade,{content});[[at 4 break with ',']];instance({slice},http://localhost/ontologies/SE/onto.owl#Requisito,#reqlinha);property(#regra,http://localhost/ontologies/SE/onto.owl#relacionadoCom,#reqlinha);" text:name="tbrn"/>
        <text:user-field-decl office:value-type="string" office:string-value="[[ignorerow 0]];[[at 0]];instance({content},http://localhost/ontologies/SE/onto.owl#RequisitoNaoFuncional,#req);property(#req,http://localhost/ontologies/SE/onto.owl#artefatoProduzidoEm,$projeto);[[at 1]];property(#req,http://localhost/ontologies/SE/onto.owl#descricao,{content});[[at 2]];property(#req,http://localhost/ontologies/SE/onto.owl#categoria,{content});[[at 3];property(#req,http://localhost/ontologies/SE/onto.owl#valorEscopo,{content});[[at 4]];property(#req,http://localhost/ontologies/SE/onto.owl#prioridade,{content});[[at 4 break with ',']];instance({slice},http://localhost/ontologies/SE/onto.owl#Requisito,#reqlinha);property(#req,http://localhost/ontologies/SE/onto.owl#relacionadoCom,#reqlinha);" text:name="tbrnf"/>
        <text:user-field-decl office:value-type="string" office:string-value="[[at 0]];instance(escopo_$projeto,http://localhost/ontologies/SE/onto.owl#Escopo,$escopo);property($escopo,http://localhost/ontologies/SE/onto.owl#descricao,{content});property($escopo,http://localhost/ontologies/SE/onto.owl#escopoDoProjeto,$projeto);" text:name="tbEscopo"/>
        <text:user-field-decl office:value-type="string" office:string-value="true" text:name="SemanticDocument"/>
      </text:user-field-decls>
      <text:p text:style-name="P15">Documento de Requisitos</text:p>
      <text:p text:style-name="Standard"/>
      <text:p text:style-name="P3"/>
      <text:p text:style-name="Standard"><text:span text:style-name="T1">Projeto</text:span>: <text:span text:style-name="SemanticAnnotation-ref-hf001"><text:span text:style-name="T15">Plataforma de atendimento em bares e restaurantes.</text:span></text:span></text:p>
      <text:p text:style-name="Standard"/>
      <text:p text:style-name="Standard"><text:span text:style-name="T2">Registro de Alterações</text:span>:</text:p>
      <text:p text:style-name="Standard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row>
          <table:table-cell table:style-name="Tabela9.A1" office:value-type="string">
            <text:p text:style-name="P11">Versão</text:p>
          </table:table-cell>
          <table:table-cell table:style-name="Tabela9.A1" office:value-type="string">
            <text:p text:style-name="P11">Responsável</text:p>
          </table:table-cell>
          <table:table-cell table:style-name="Tabela9.A1" office:value-type="string">
            <text:p text:style-name="P11">Data</text:p>
          </table:table-cell>
          <table:table-cell table:style-name="Tabela9.D1" office:value-type="string">
            <text:p text:style-name="P11">Alterações</text:p>
          </table:table-cell>
        </table:table-row>
        <table:table-row>
          <table:table-cell table:style-name="Tabela9.A2" office:value-type="string">
            <text:p text:style-name="P45">1.0</text:p>
          </table:table-cell>
          <table:table-cell table:style-name="Tabela9.B2" office:value-type="string">
            <text:p text:style-name="P45">Gary M. Silva e José Guilherme S. Lima</text:p>
          </table:table-cell>
          <table:table-cell table:style-name="Tabela9.C2" office:value-type="string">
            <text:p text:style-name="P45">26/03/2017</text:p>
          </table:table-cell>
          <table:table-cell table:style-name="Tabela9.D2" office:value-type="string">
            <text:p text:style-name="P12"/>
          </table:table-cell>
        </table:table-row>
      </table:table>
      <text:p text:style-name="Standard"/>
      <text:p text:style-name="Standard"/>
      <text:p text:style-name="P4">1. Introdução</text:p>
      <text:p text:style-name="Standard"/>
      <text:p text:style-name="P8">Este documento apresenta os requisitos de usuário d<text:span text:style-name="T15">a “plataforma de atendimento em bares e restaurantes” </text:span>e está organizado da seguinte forma: a seção 2 contém uma descrição do propósito do sistema; a seção 3 apresenta uma descrição do minimundo apresentando o problema; e a seção 4 apresenta a lista de requisitos de usuário levantados junto ao cliente.</text:p>
      <text:p text:style-name="Standard"/>
      <text:p text:style-name="Standard"/>
      <text:p text:style-name="P4">2. Descrição do Propósito do Sistema</text:p>
      <text:p text:style-name="P4"/>
      <text:p text:style-name="P20"><text:tab/>O <text:span text:style-name="T15">sistema</text:span> é uma plataforma para atendimento de clientes de estabelecimentos nos quais há a necessidade da utilização de cardápios, como bares, restaurantes e lanchonetes. <text:span text:style-name="T15">O sistema tem como propósito otimizar o atendimento nesses estabelecimentos, permitindo que os garçons possam atender os pedidos mais rapidamente, além de permitir que o usuário faça o pagamento sem precisar de um caixa.</text:span></text:p>
      <text:p text:style-name="P9"/>
      <text:p text:style-name="Standard"/>
      <text:p text:style-name="Standard"/>
      <text:p text:style-name="P4">3. Descrição do Minimundo</text:p>
      <text:p text:style-name="Standard"/>
      <table:table table:name="SemanticAnnotation-ref-tbescopo" table:style-name="SemanticAnnotation-ref-tbescopo">
        <table:table-column table:style-name="SemanticAnnotation-ref-tbescopo.A"/>
        <table:table-row>
          <table:table-cell table:style-name="SemanticAnnotation-ref-tbescopo.A1" office:value-type="string">
            <text:p text:style-name="P18">Mini Mundo</text:p>
            <text:p text:style-name="P18"/>
            <text:p text:style-name="P19">Há duas formas de acessá-lo, uma com o foco no cliente e outra com o foco no estabelecimento.</text:p>
            <text:p text:style-name="P19"/>
            <text:p text:style-name="P21">Visão do Cliente.</text:p>
            <text:p text:style-name="P21"/>
            <text:p text:style-name="P21"><text:tab/><text:span text:style-name="T4">O acesso à plataforma, nesse caso, será via smartphones e tablets, através de um aplicativo mobile. Ao abrir a aplicação, o usuário deverá ter acesso a uma lista d</text:span><text:span text:style-name="T5">os </text:span><text:span text:style-name="T4">estabelecimentos que são registrados no sistema e informações como cardápios, mesas disponíveis no momento, perfil detalhado, e avaliação sobre cada um deles.</text:span></text:p>
            <text:p text:style-name="P21"><text:span text:style-name="T4"><text:tab/>O cliente que estiver em um local que faça uso do FastSerfv, </text:span><text:span text:style-name="T5">através da leitura de um </text:span><text:soft-page-break/><text:span text:style-name="T5">QR Code através do aplicativo, </text:span><text:span text:style-name="T4">poderá visualizar o cardápio, fazer o controle de sua comanda e enviar pedidos para o estabelecimento através do aplicativo</text:span><text:span text:style-name="T6">.</text:span></text:p>
            <text:p text:style-name="P23"/>
            <text:p text:style-name="P22"><text:span text:style-name="T7">V</text:span>isão do Estabelecimento.</text:p>
            <text:p text:style-name="P22"><text:tab/></text:p>
            <text:p text:style-name="P16"><text:tab/><text:span text:style-name="T4">O acesso à plataforma, nesse caso, será através de um sistema instalado em desktop. O usuário fará o login na aplicação, e escolherá o tipo de usuário que utilizará. Caso seja um usuário de funcionário padrão, terá acesso apenas ao serviço de “atendimento” e de “cozinha”, podendo então monitorar os pedidos que estão sendo feitos e fazer a baixa dos produtos que estão sendo utilizados diariamente para o preparo dos pratos. Caso seja um usuário administrador, terá acesso a mais alguns serviços, como relatórios, gerenciamento de funcionários, gerenciamento de estoque e gerenciamento de cardápio, onde poderá fazer uma relação cardápio/estoque, em que os produtos que forem vendidos sejam descontados do estoque instantaneamente.</text:span></text:p>
          </table:table-cell>
        </table:table-row>
      </table:table>
      <text:p text:style-name="Standard"/>
      <text:p text:style-name="Standard"/>
      <text:p text:style-name="P10">4. Requisitos de Usuário</text:p>
      <text:p text:style-name="Standard"/>
      <text:p text:style-name="P17">Tomando por base o contexto do sistema, foram identificados os seguintes requisitos de usuário:</text:p>
      <text:p text:style-name="P40"><text:span text:style-name="T10"/></text:p>
      <text:p text:style-name="P40"><text:span text:style-name="T10">R</text:span><text:span text:style-name="T9">equisitos Funcionais</text:span></text:p>
      <text:p text:style-name="P6"/>
      <table:table table:name="SemanticAnnotation-ref-tbrf" table:style-name="SemanticAnnotation-ref-tbrf">
        <table:table-column table:style-name="SemanticAnnotation-ref-tbrf.A"/>
        <table:table-column table:style-name="SemanticAnnotation-ref-tbrf.B"/>
        <table:table-column table:style-name="SemanticAnnotation-ref-tbrf.C"/>
        <table:table-column table:style-name="SemanticAnnotation-ref-tbrf.D"/>
        <table:table-row table:style-name="SemanticAnnotation-ref-tbrf.1">
          <table:table-cell table:style-name="SemanticAnnotation-ref-tbrf.A1" office:value-type="string">
            <text:p text:style-name="P13">Identificador</text:p>
          </table:table-cell>
          <table:table-cell table:style-name="SemanticAnnotation-ref-tbrf.A1" office:value-type="string">
            <text:p text:style-name="P14">Descrição</text:p>
          </table:table-cell>
          <table:table-cell table:style-name="SemanticAnnotation-ref-tbrf.A1" office:value-type="string">
            <text:p text:style-name="P14">Prioridade</text:p>
          </table:table-cell>
          <table:table-cell table:style-name="SemanticAnnotation-ref-tbrf.D1" office:value-type="string">
            <text:p text:style-name="P14">Depende de</text:p>
          </table:table-cell>
        </table:table-row>
        <table:table-row table:style-name="SemanticAnnotation-ref-tbrf.2">
          <table:table-cell table:style-name="SemanticAnnotation-ref-tbrf.A2" office:value-type="string">
            <text:p text:style-name="P55">RF01</text:p>
          </table:table-cell>
          <table:table-cell table:style-name="SemanticAnnotation-ref-tbrf.B2" office:value-type="string">
            <text:p text:style-name="P27">Eu, como <text:span text:style-name="T8">a</text:span>dministrador, quero <text:span text:style-name="T8">ter o controle financeiro do negócio. Por meio de relatórios de fluxo de caixa, faturamento, custos, gastos e etc.</text:span></text:p>
          </table:table-cell>
          <table:table-cell table:style-name="SemanticAnnotation-ref-tbrf.C2" office:value-type="string">
            <text:p text:style-name="P38">Média.</text:p>
          </table:table-cell>
          <table:table-cell table:style-name="SemanticAnnotation-ref-tbrf.D2" office:value-type="string">
            <text:p text:style-name="P32">RF14, RF02, RF03</text:p>
          </table:table-cell>
        </table:table-row>
        <table:table-row table:style-name="SemanticAnnotation-ref-tbrf.3">
          <table:table-cell table:style-name="SemanticAnnotation-ref-tbrf.A3" office:value-type="string">
            <text:p text:style-name="P47">RF02</text:p>
          </table:table-cell>
          <table:table-cell table:style-name="SemanticAnnotation-ref-tbrf.B3" office:value-type="string">
            <text:p text:style-name="P28">Eu, como administrador, quero ter o controle do estoque do estabelecimento. Podendo registrar compras e retirar itens manualmente.</text:p>
          </table:table-cell>
          <table:table-cell table:style-name="SemanticAnnotation-ref-tbrf.C3" office:value-type="string">
            <text:p text:style-name="P28">Média.</text:p>
          </table:table-cell>
          <table:table-cell table:style-name="SemanticAnnotation-ref-tbrf.D3" office:value-type="string">
            <text:p text:style-name="P26"/>
          </table:table-cell>
        </table:table-row>
        <table:table-row table:style-name="SemanticAnnotation-ref-tbrf.3">
          <table:table-cell table:style-name="SemanticAnnotation-ref-tbrf.A4" office:value-type="string">
            <text:p text:style-name="P47">RF03</text:p>
          </table:table-cell>
          <table:table-cell table:style-name="SemanticAnnotation-ref-tbrf.B4" office:value-type="string">
            <text:p text:style-name="P28">Eu, como administrador, quero que as vendas sejam relacionadas ao estoque, de modo que os itens vendidos sejam removidos automaticamente.</text:p>
          </table:table-cell>
          <table:table-cell table:style-name="SemanticAnnotation-ref-tbrf.C4" office:value-type="string">
            <text:p text:style-name="P28">Média.</text:p>
          </table:table-cell>
          <table:table-cell table:style-name="SemanticAnnotation-ref-tbrf.D4" office:value-type="string">
            <text:p text:style-name="P32">RF02, <text:span text:style-name="T12">RF12.</text:span></text:p>
          </table:table-cell>
        </table:table-row>
        <table:table-row table:style-name="SemanticAnnotation-ref-tbrf.5">
          <table:table-cell table:style-name="SemanticAnnotation-ref-tbrf.A5" office:value-type="string">
            <text:p text:style-name="P47">RF04</text:p>
          </table:table-cell>
          <table:table-cell table:style-name="SemanticAnnotation-ref-tbrf.B5" office:value-type="string">
            <text:p text:style-name="P28">Eu, como administrador, <text:span text:style-name="T11">quero ter acesso a informações sobre o desempenho e rendimento dos meus funcionários.</text:span></text:p>
          </table:table-cell>
          <table:table-cell table:style-name="SemanticAnnotation-ref-tbrf.C5" office:value-type="string">
            <text:p text:style-name="P29">Baixa.</text:p>
          </table:table-cell>
          <table:table-cell table:style-name="SemanticAnnotation-ref-tbrf.D5" office:value-type="string">
            <text:p text:style-name="P32">RF15,<text:span text:style-name="T12">RF05</text:span></text:p>
          </table:table-cell>
        </table:table-row>
        <table:table-row table:style-name="SemanticAnnotation-ref-tbrf.3">
          <table:table-cell table:style-name="SemanticAnnotation-ref-tbrf.A6" office:value-type="string">
            <text:p text:style-name="P48">RF05</text:p>
          </table:table-cell>
          <table:table-cell table:style-name="SemanticAnnotation-ref-tbrf.B6" office:value-type="string">
            <text:p text:style-name="P29">Eu, como atendente, quero poder monitorar os clientes sob minha responsabilidade.</text:p>
          </table:table-cell>
          <table:table-cell table:style-name="SemanticAnnotation-ref-tbrf.C6" office:value-type="string">
            <text:p text:style-name="P30">Alta.</text:p>
          </table:table-cell>
          <table:table-cell table:style-name="SemanticAnnotation-ref-tbrf.D6" office:value-type="string">
            <text:p text:style-name="P33">RF15, RF12</text:p>
          </table:table-cell>
        </table:table-row>
        <table:table-row table:style-name="SemanticAnnotation-ref-tbrf.3">
          <table:table-cell table:style-name="SemanticAnnotation-ref-tbrf.A7" office:value-type="string">
            <text:p text:style-name="P48">RF06</text:p>
          </table:table-cell>
          <table:table-cell table:style-name="SemanticAnnotation-ref-tbrf.B7" office:value-type="string">
            <text:p text:style-name="P29">Eu, como atendente, quero ter acesso ao <text:soft-page-break/>tempo que cada cliente aguarda pelos pedidos.</text:p>
          </table:table-cell>
          <table:table-cell table:style-name="SemanticAnnotation-ref-tbrf.C7" office:value-type="string">
            <text:p text:style-name="P30">Média.</text:p>
          </table:table-cell>
          <table:table-cell table:style-name="SemanticAnnotation-ref-tbrf.D7" office:value-type="string">
            <text:p text:style-name="P33">RF15, RF12, <text:soft-page-break/><text:span text:style-name="T15">RN02.</text:span></text:p>
          </table:table-cell>
        </table:table-row>
        <table:table-row table:style-name="SemanticAnnotation-ref-tbrf.3">
          <table:table-cell table:style-name="SemanticAnnotation-ref-tbrf.A8" office:value-type="string">
            <text:p text:style-name="P48">RF07</text:p>
          </table:table-cell>
          <table:table-cell table:style-name="SemanticAnnotation-ref-tbrf.B8" office:value-type="string">
            <text:p text:style-name="P29">Eu, como caixa, quero controle sobre a comanda dos clientes, podendo acessar o total, remover itens, conceder descontos e finalizar o atendimento.</text:p>
          </table:table-cell>
          <table:table-cell table:style-name="SemanticAnnotation-ref-tbrf.C8" office:value-type="string">
            <text:p text:style-name="P30">Alta.</text:p>
          </table:table-cell>
          <table:table-cell table:style-name="SemanticAnnotation-ref-tbrf.D8" office:value-type="string">
            <text:p text:style-name="P34">RF14.</text:p>
          </table:table-cell>
        </table:table-row>
        <table:table-row table:style-name="SemanticAnnotation-ref-tbrf.3">
          <table:table-cell table:style-name="SemanticAnnotation-ref-tbrf.A9" office:value-type="string">
            <text:p text:style-name="P49">RF08</text:p>
          </table:table-cell>
          <table:table-cell table:style-name="SemanticAnnotation-ref-tbrf.B9" office:value-type="string">
            <text:p text:style-name="P30">Eu, como cliente, quero ter acesso à lista de estabelecimentos cadastrados no aplicativo.</text:p>
          </table:table-cell>
          <table:table-cell table:style-name="SemanticAnnotation-ref-tbrf.C9" office:value-type="string">
            <text:p text:style-name="P30">Alta.</text:p>
          </table:table-cell>
          <table:table-cell table:style-name="SemanticAnnotation-ref-tbrf.D9" office:value-type="string">
            <text:p text:style-name="P26"/>
          </table:table-cell>
        </table:table-row>
        <table:table-row table:style-name="SemanticAnnotation-ref-tbrf.3">
          <table:table-cell table:style-name="SemanticAnnotation-ref-tbrf.A10" office:value-type="string">
            <text:p text:style-name="P49">RF09</text:p>
          </table:table-cell>
          <table:table-cell table:style-name="SemanticAnnotation-ref-tbrf.B10" office:value-type="string">
            <text:p text:style-name="P30">Eu, como cliente, quero poder visualizar os estabelecimentos cadastrados no aplicativo em um mapa.</text:p>
          </table:table-cell>
          <table:table-cell table:style-name="SemanticAnnotation-ref-tbrf.C10" office:value-type="string">
            <text:p text:style-name="P30">Média.</text:p>
          </table:table-cell>
          <table:table-cell table:style-name="SemanticAnnotation-ref-tbrf.D10" office:value-type="string">
            <text:p text:style-name="P26"/>
          </table:table-cell>
        </table:table-row>
        <table:table-row table:style-name="SemanticAnnotation-ref-tbrf.3">
          <table:table-cell table:style-name="SemanticAnnotation-ref-tbrf.A11" office:value-type="string">
            <text:p text:style-name="P49">RF10</text:p>
          </table:table-cell>
          <table:table-cell table:style-name="SemanticAnnotation-ref-tbrf.B11" office:value-type="string">
            <text:p text:style-name="P30">Eu, como cliente, quero ver avaliações de outros clientes e poder avaliar os estabelecimentos.</text:p>
          </table:table-cell>
          <table:table-cell table:style-name="SemanticAnnotation-ref-tbrf.C11" office:value-type="string">
            <text:p text:style-name="P30">Média.</text:p>
          </table:table-cell>
          <table:table-cell table:style-name="SemanticAnnotation-ref-tbrf.D11" office:value-type="string">
            <text:p text:style-name="P26"/>
          </table:table-cell>
        </table:table-row>
        <table:table-row table:style-name="SemanticAnnotation-ref-tbrf.3">
          <table:table-cell table:style-name="SemanticAnnotation-ref-tbrf.A12" office:value-type="string">
            <text:p text:style-name="P49">RF11</text:p>
          </table:table-cell>
          <table:table-cell table:style-name="SemanticAnnotation-ref-tbrf.B12" office:value-type="string">
            <text:p text:style-name="P30">Eu, como cliente, quero ver informações detalhadas dos estabelecimentos, como telefone, horário de funcionamento, fotos do local, etc.</text:p>
          </table:table-cell>
          <table:table-cell table:style-name="SemanticAnnotation-ref-tbrf.C12" office:value-type="string">
            <text:p text:style-name="P30">Baixa.</text:p>
          </table:table-cell>
          <table:table-cell table:style-name="SemanticAnnotation-ref-tbrf.D12" office:value-type="string">
            <text:p text:style-name="P26"/>
          </table:table-cell>
        </table:table-row>
        <table:table-row table:style-name="SemanticAnnotation-ref-tbrf.3">
          <table:table-cell table:style-name="SemanticAnnotation-ref-tbrf.A14" office:value-type="string">
            <text:p text:style-name="P50">RF12</text:p>
          </table:table-cell>
          <table:table-cell table:style-name="SemanticAnnotation-ref-tbrf.B13" office:value-type="string">
            <text:p text:style-name="P31">Eu, como cliente, quero ver o cardápio do estabelecimento e fazer pedidos via aplicativo.</text:p>
          </table:table-cell>
          <table:table-cell table:style-name="SemanticAnnotation-ref-tbrf.C13" office:value-type="string">
            <text:p text:style-name="P31">Alta.</text:p>
            <text:p text:style-name="P31"/>
          </table:table-cell>
          <table:table-cell table:style-name="SemanticAnnotation-ref-tbrf.D13" office:value-type="string">
            <text:p text:style-name="P34">RF03</text:p>
          </table:table-cell>
        </table:table-row>
        <table:table-row table:style-name="SemanticAnnotation-ref-tbrf.3">
          <table:table-cell table:style-name="SemanticAnnotation-ref-tbrf.A14" office:value-type="string">
            <text:p text:style-name="P50">RF13</text:p>
          </table:table-cell>
          <table:table-cell table:style-name="SemanticAnnotation-ref-tbrf.B14" office:value-type="string">
            <text:p text:style-name="P31">Eu, como cliente, quero ter acesso à minha comanda para controlar o meu consumo.</text:p>
          </table:table-cell>
          <table:table-cell table:style-name="SemanticAnnotation-ref-tbrf.C14" office:value-type="string">
            <text:p text:style-name="P41">Alta.</text:p>
          </table:table-cell>
          <table:table-cell table:style-name="SemanticAnnotation-ref-tbrf.D14" office:value-type="string">
            <text:p text:style-name="P34">RF13</text:p>
          </table:table-cell>
        </table:table-row>
        <table:table-row table:style-name="SemanticAnnotation-ref-tbrf.3">
          <table:table-cell table:style-name="SemanticAnnotation-ref-tbrf.A15" office:value-type="string">
            <text:p text:style-name="P50">RF14</text:p>
          </table:table-cell>
          <table:table-cell table:style-name="SemanticAnnotation-ref-tbrf.B15" office:value-type="string">
            <text:p text:style-name="P31">Eu, como cliente, quero poder pagar a minha conta através do aplicativo.</text:p>
          </table:table-cell>
          <table:table-cell table:style-name="SemanticAnnotation-ref-tbrf.C15" office:value-type="string">
            <text:p text:style-name="P31">Alta.</text:p>
          </table:table-cell>
          <table:table-cell table:style-name="SemanticAnnotation-ref-tbrf.D15" office:value-type="string">
            <text:p text:style-name="P34">RF12, RF13, <text:span text:style-name="T15">RN01.</text:span></text:p>
          </table:table-cell>
        </table:table-row>
        <table:table-row table:style-name="SemanticAnnotation-ref-tbrf.16">
          <table:table-cell table:style-name="SemanticAnnotation-ref-tbrf.A16" office:value-type="string">
            <text:p text:style-name="P51">RF15</text:p>
          </table:table-cell>
          <table:table-cell table:style-name="SemanticAnnotation-ref-tbrf.B16" office:value-type="string">
            <text:p text:style-name="P32">Eu, como administrador, quero poder registrar meus funcionários. </text:p>
          </table:table-cell>
          <table:table-cell table:style-name="SemanticAnnotation-ref-tbrf.C16" office:value-type="string">
            <text:p text:style-name="P32">Baixa.</text:p>
          </table:table-cell>
          <table:table-cell table:style-name="SemanticAnnotation-ref-tbrf.D16" office:value-type="string">
            <text:p text:style-name="P26"/>
          </table:table-cell>
        </table:table-row>
      </table:table>
      <text:p text:style-name="P5"/>
      <text:p text:style-name="P5"><text:span text:style-name="T1">Regras de Negócio</text:span></text:p>
      <text:p text:style-name="P6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3">Identificador</text:p>
          </table:table-cell>
          <table:table-cell table:style-name="Tabela1.A1" office:value-type="string">
            <text:p text:style-name="P14">Descrição</text:p>
          </table:table-cell>
          <table:table-cell table:style-name="Tabela1.A1" office:value-type="string">
            <text:p text:style-name="P14">Prioridade</text:p>
          </table:table-cell>
          <table:table-cell table:style-name="Tabela1.D1" office:value-type="string">
            <text:p text:style-name="P14">Depende de</text:p>
          </table:table-cell>
        </table:table-row>
        <table:table-row table:style-name="Tabela1.1">
          <table:table-cell table:style-name="Tabela1.A2" office:value-type="string">
            <text:p text:style-name="P52">RN01</text:p>
          </table:table-cell>
          <table:table-cell table:style-name="Tabela1.B2" office:value-type="string">
            <text:p text:style-name="P34">Os clientes podem fazer o pagamento em dinheiro ou em cartão de crédito ou débito.</text:p>
          </table:table-cell>
          <table:table-cell table:style-name="Tabela1.C2" office:value-type="string">
            <text:p text:style-name="P39">Alta.</text:p>
          </table:table-cell>
          <table:table-cell table:style-name="Tabela1.D2" office:value-type="string">
            <text:p text:style-name="P26"/>
          </table:table-cell>
        </table:table-row>
        <table:table-row table:style-name="Tabela1.1">
          <table:table-cell table:style-name="Tabela1.A3" office:value-type="string">
            <text:p text:style-name="P52">RN02</text:p>
          </table:table-cell>
          <table:table-cell table:style-name="Tabela1.B3" office:value-type="string">
            <text:p text:style-name="P34">Os clientes que esperam a mais tempo pelo pedido tem prioridade no atendimento.</text:p>
          </table:table-cell>
          <table:table-cell table:style-name="Tabela1.C3" office:value-type="string">
            <text:p text:style-name="P39"/>
          </table:table-cell>
          <table:table-cell table:style-name="Tabela1.D3" office:value-type="string">
            <text:p text:style-name="P26"/>
          </table:table-cell>
        </table:table-row>
        <table:table-row table:style-name="Tabela1.1">
          <table:table-cell table:style-name="Tabela1.A4" office:value-type="string">
            <text:p text:style-name="P52">RN03</text:p>
          </table:table-cell>
          <table:table-cell table:style-name="Tabela1.B4" office:value-type="string">
            <text:p text:style-name="P34"><text:span text:style-name="T13">Os clientes têm</text:span> o direito de escolher pagar ou não a taxa de serviço.</text:p>
          </table:table-cell>
          <table:table-cell table:style-name="Tabela1.C4" office:value-type="string">
            <text:p text:style-name="P39"/>
          </table:table-cell>
          <table:table-cell table:style-name="Tabela1.D4" office:value-type="string">
            <text:p text:style-name="P26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6"><text:soft-page-break/>Requisitos Não Funcionais</text:p>
      <text:p text:style-name="P6"/>
      <table:table table:name="SemanticAnnotation-ref-tbrnf" table:style-name="SemanticAnnotation-ref-tbrnf">
        <table:table-column table:style-name="SemanticAnnotation-ref-tbrnf.A"/>
        <table:table-column table:style-name="SemanticAnnotation-ref-tbrnf.B"/>
        <table:table-column table:style-name="SemanticAnnotation-ref-tbrnf.C"/>
        <table:table-column table:style-name="SemanticAnnotation-ref-tbrnf.D"/>
        <table:table-column table:style-name="SemanticAnnotation-ref-tbrnf.E"/>
        <table:table-row table:style-name="SemanticAnnotation-ref-tbrnf.1">
          <table:table-cell table:style-name="SemanticAnnotation-ref-tbrnf.A1" office:value-type="string">
            <text:p text:style-name="P13">Identificador</text:p>
          </table:table-cell>
          <table:table-cell table:style-name="SemanticAnnotation-ref-tbrnf.A1" office:value-type="string">
            <text:p text:style-name="P14">Descrição</text:p>
          </table:table-cell>
          <table:table-cell table:style-name="SemanticAnnotation-ref-tbrnf.A1" office:value-type="string">
            <text:p text:style-name="P14">Categoria</text:p>
          </table:table-cell>
          <table:table-cell table:style-name="SemanticAnnotation-ref-tbrnf.A1" office:value-type="string">
            <text:p text:style-name="P14">Escopo</text:p>
          </table:table-cell>
          <table:table-cell table:style-name="SemanticAnnotation-ref-tbrnf.A1" office:value-type="string">
            <text:p text:style-name="P14">Prioridade</text:p>
          </table:table-cell>
        </table:table-row>
        <table:table-row table:style-name="SemanticAnnotation-ref-tbrnf.1">
          <table:table-cell table:style-name="SemanticAnnotation-ref-tbrnf.A6" office:value-type="string">
            <text:p text:style-name="P46">RNF01</text:p>
          </table:table-cell>
          <table:table-cell table:style-name="SemanticAnnotation-ref-tbrnf.B6" office:value-type="string">
            <text:p text:style-name="P26">O sistema deve estar sempre <text:span text:style-name="T14">disponível</text:span> para os usuários.</text:p>
          </table:table-cell>
          <table:table-cell table:style-name="SemanticAnnotation-ref-tbrnf.C6" office:value-type="string">
            <text:p text:style-name="P26">Disponibilidade</text:p>
          </table:table-cell>
          <table:table-cell table:style-name="SemanticAnnotation-ref-tbrnf.D6" office:value-type="string">
            <text:p text:style-name="P26">24 horas por dia.</text:p>
          </table:table-cell>
          <table:table-cell table:style-name="SemanticAnnotation-ref-tbrnf.E6" office:value-type="string">
            <text:p text:style-name="P26">Alta</text:p>
          </table:table-cell>
        </table:table-row>
        <table:table-row table:style-name="SemanticAnnotation-ref-tbrnf.1">
          <table:table-cell table:style-name="SemanticAnnotation-ref-tbrnf.A6" office:value-type="string">
            <text:p text:style-name="P46">RNF02</text:p>
          </table:table-cell>
          <table:table-cell table:style-name="SemanticAnnotation-ref-tbrnf.B6" office:value-type="string">
            <text:p text:style-name="P26">O sistema consistirá em uma plataforma mobile e uma plataforma desktop.</text:p>
          </table:table-cell>
          <table:table-cell table:style-name="SemanticAnnotation-ref-tbrnf.C6" office:value-type="string">
            <text:p text:style-name="P35">Interoperabilidade</text:p>
          </table:table-cell>
          <table:table-cell table:style-name="SemanticAnnotation-ref-tbrnf.D6" office:value-type="string">
            <text:p text:style-name="P26"/>
          </table:table-cell>
          <table:table-cell table:style-name="SemanticAnnotation-ref-tbrnf.E6" office:value-type="string">
            <text:p text:style-name="P26">Alta</text:p>
          </table:table-cell>
        </table:table-row>
        <table:table-row table:style-name="SemanticAnnotation-ref-tbrnf.1">
          <table:table-cell table:style-name="SemanticAnnotation-ref-tbrnf.A6" office:value-type="string">
            <text:p text:style-name="P46">RNF03</text:p>
          </table:table-cell>
          <table:table-cell table:style-name="SemanticAnnotation-ref-tbrnf.B6" office:value-type="string">
            <text:p text:style-name="P35">O aplicativo estará disponível para android, iOS e Windows Mobile </text:p>
          </table:table-cell>
          <table:table-cell table:style-name="SemanticAnnotation-ref-tbrnf.C6" office:value-type="string">
            <text:p text:style-name="P35">Portabilidade</text:p>
          </table:table-cell>
          <table:table-cell table:style-name="SemanticAnnotation-ref-tbrnf.D6" office:value-type="string">
            <text:p text:style-name="P26"/>
          </table:table-cell>
          <table:table-cell table:style-name="SemanticAnnotation-ref-tbrnf.E6" office:value-type="string">
            <text:p text:style-name="P35">Alta</text:p>
          </table:table-cell>
        </table:table-row>
        <table:table-row table:style-name="SemanticAnnotation-ref-tbrnf.1">
          <table:table-cell table:style-name="SemanticAnnotation-ref-tbrnf.A6" office:value-type="string">
            <text:p text:style-name="P53">RNF04</text:p>
          </table:table-cell>
          <table:table-cell table:style-name="SemanticAnnotation-ref-tbrnf.B6" office:value-type="string">
            <text:p text:style-name="P35">Os pedidos feitos pelo aplicativo devem ser comunicados ao estabelecimento o mais rápido possível.</text:p>
          </table:table-cell>
          <table:table-cell table:style-name="SemanticAnnotation-ref-tbrnf.C6" office:value-type="string">
            <text:p text:style-name="P36">Eficiência em relação ao tempo.</text:p>
          </table:table-cell>
          <table:table-cell table:style-name="SemanticAnnotation-ref-tbrnf.D6" office:value-type="string">
            <text:p text:style-name="P35">Menos de 1 segundo.</text:p>
          </table:table-cell>
          <table:table-cell table:style-name="SemanticAnnotation-ref-tbrnf.E6" office:value-type="string">
            <text:p text:style-name="P35">Alta</text:p>
          </table:table-cell>
        </table:table-row>
        <table:table-row table:style-name="SemanticAnnotation-ref-tbrnf.1">
          <table:table-cell table:style-name="SemanticAnnotation-ref-tbrnf.A6" office:value-type="string">
            <text:p text:style-name="P53">RNF05</text:p>
          </table:table-cell>
          <table:table-cell table:style-name="SemanticAnnotation-ref-tbrnf.B6" office:value-type="string">
            <text:p text:style-name="P36">O sistema deve possuir uma interface bonita e intuitiva.</text:p>
          </table:table-cell>
          <table:table-cell table:style-name="SemanticAnnotation-ref-tbrnf.C6" office:value-type="string">
            <text:p text:style-name="P36">Atratividade e facilidade de operação.</text:p>
          </table:table-cell>
          <table:table-cell table:style-name="SemanticAnnotation-ref-tbrnf.D6" office:value-type="string">
            <text:p text:style-name="P26"/>
          </table:table-cell>
          <table:table-cell table:style-name="SemanticAnnotation-ref-tbrnf.E6" office:value-type="string">
            <text:p text:style-name="P36">Média.</text:p>
          </table:table-cell>
        </table:table-row>
        <table:table-row table:style-name="SemanticAnnotation-ref-tbrnf.1">
          <table:table-cell table:style-name="SemanticAnnotation-ref-tbrnf.A7" office:value-type="string">
            <text:p text:style-name="P54">RNF06</text:p>
          </table:table-cell>
          <table:table-cell table:style-name="SemanticAnnotation-ref-tbrnf.B7" office:value-type="string">
            <text:p text:style-name="P42">O software desktop deve funcionar em Windows.</text:p>
          </table:table-cell>
          <table:table-cell table:style-name="SemanticAnnotation-ref-tbrnf.C7" office:value-type="string">
            <text:p text:style-name="P36">Portabilidade.</text:p>
          </table:table-cell>
          <table:table-cell table:style-name="SemanticAnnotation-ref-tbrnf.D7" office:value-type="string">
            <text:p text:style-name="P26"/>
          </table:table-cell>
          <table:table-cell table:style-name="SemanticAnnotation-ref-tbrnf.E7" office:value-type="string">
            <text:p text:style-name="P36">Alta.</text:p>
          </table:table-cell>
        </table:table-row>
        <table:table-row table:style-name="SemanticAnnotation-ref-tbrnf.1">
          <table:table-cell table:style-name="SemanticAnnotation-ref-tbrnf.A8" office:value-type="string">
            <text:p text:style-name="P54">RNF07</text:p>
          </table:table-cell>
          <table:table-cell table:style-name="SemanticAnnotation-ref-tbrnf.B8" office:value-type="string">
            <text:p text:style-name="P42">Todos os usuários devem ter uma forma segura de acessar o sistema.</text:p>
            <text:p text:style-name="P42"/>
          </table:table-cell>
          <table:table-cell table:style-name="SemanticAnnotation-ref-tbrnf.C8" office:value-type="string">
            <text:p text:style-name="P36">Segurança de acesso.</text:p>
          </table:table-cell>
          <table:table-cell table:style-name="SemanticAnnotation-ref-tbrnf.D8" office:value-type="string">
            <text:p text:style-name="P26"/>
          </table:table-cell>
          <table:table-cell table:style-name="SemanticAnnotation-ref-tbrnf.E8" office:value-type="string">
            <text:p text:style-name="P36">Alta.</text:p>
          </table:table-cell>
        </table:table-row>
        <table:table-row table:style-name="SemanticAnnotation-ref-tbrnf.1">
          <table:table-cell table:style-name="SemanticAnnotation-ref-tbrnf.A9" office:value-type="string">
            <text:p text:style-name="P54">RNF08</text:p>
          </table:table-cell>
          <table:table-cell table:style-name="SemanticAnnotation-ref-tbrnf.B9" office:value-type="string">
            <text:p text:style-name="P43">O sistema deve ser estável.</text:p>
          </table:table-cell>
          <table:table-cell table:style-name="SemanticAnnotation-ref-tbrnf.C9" office:value-type="string">
            <text:p text:style-name="P37">Estabilidade.</text:p>
          </table:table-cell>
          <table:table-cell table:style-name="SemanticAnnotation-ref-tbrnf.D9" office:value-type="string">
            <text:p text:style-name="P44"/>
          </table:table-cell>
          <table:table-cell table:style-name="SemanticAnnotation-ref-tbrnf.E9" office:value-type="string">
            <text:p text:style-name="P37">Alta.</text:p>
          </table:table-cell>
        </table:table-row>
      </table:table>
      <text:p text:style-name="P5"/>
      <text:p text:style-name="P5"/>
      <text:p text:style-name="P7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Times New Roman1" svg:font-family="'Times New Roman'"/>
    <style:font-face style:name="apple-system" svg:font-family="apple-system, BlinkMacSystemFont, 'Segoe UI', Helvetica, Arial, sans-serif, 'Apple Color Emoji', 'Segoe UI Emoji', 'Segoe UI Symbol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Wedgie Medium" svg:font-family="'Wedgie Medium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Subtitle" style:class="chapter">
      <style:paragraph-properties fo:margin-top="0.423cm" fo:margin-bottom="0.106cm" loext:contextual-spacing="false" fo:text-align="center" style:justify-single-word="false" fo:keep-with-next="always"/>
      <style:text-properties style:font-name="Arial" fo:font-family="Arial" style:font-family-generic="swiss" style:font-pitch="variable" fo:font-size="16pt" fo:font-weight="bold" style:letter-kerning="true" style:font-name-asian="MS Mincho" style:font-family-asian="'MS Mincho'" style:font-family-generic-asian="system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List" style:family="paragraph" style:parent-style-name="Standard" style:class="list">
      <style:paragraph-properties fo:margin-left="0.499cm" fo:margin-right="0cm" fo:margin-top="0cm" fo:margin-bottom="0cm" loext:contextual-spacing="false" fo:text-indent="-0.499cm" style:auto-text-indent="false"/>
    </style:style>
    <style:style style:name="Caption" style:family="paragraph" style:parent-style-name="Standard" style:next-style-name="Standard" style:class="extra">
      <style:paragraph-properties fo:margin-top="0.212cm" fo:margin-bottom="0.212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494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Corpo_20_de_20_texto_20_2" style:display-name="Corpo de texto 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size-complex="10pt"/>
    </style:style>
    <style:style style:name="EstiloRAF" style:family="paragraph" style:parent-style-name="Standard">
      <style:paragraph-properties fo:text-align="justify" style:justify-single-word="false"/>
      <style:text-properties style:font-size-complex="10pt"/>
    </style:style>
    <style:style style:name="Header" style:family="paragraph" style:parent-style-name="Standard" style:class="extra">
      <style:paragraph-properties style:text-autospace="none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Wedgie Medium" fo:font-family="'Wedgie Medium'" style:font-family-generic="roman" style:font-pitch="variable" fo:font-size="11pt" style:font-size-asian="11pt" style:font-size-complex="11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</style:style>
    <style:style style:name="Signature" style:family="paragraph" style:parent-style-name="Standard" style:class="text">
      <style:paragraph-properties fo:margin-left="7.5cm" fo:margin-right="0cm" fo:margin-top="0cm" fo:margin-bottom="0cm" loext:contextual-spacing="false" fo:text-indent="0cm" style:auto-text-indent="false"/>
    </style:style>
    <style:style style:name="Assinatura_20_de_20_email" style:display-name="Assinatura de email" style:family="paragraph" style:parent-style-name="Standard"/>
    <style:style style:name="Texto_20_de_20_comentário" style:display-name="Texto de comentário" style:family="paragraph" style:parent-style-name="Standard">
      <style:text-properties fo:font-size="10pt" style:font-size-asian="10pt" style:font-size-complex="10pt"/>
    </style:style>
    <style:style style:name="Assunto_20_do_20_comentário" style:display-name="Assunto do comentário" style:family="paragraph" style:parent-style-name="Texto_20_de_20_comentário" style:next-style-name="Texto_20_de_20_comentário">
      <style:text-properties fo:font-weight="bold" style:font-weight-asian="bold" style:font-weight-complex="bold"/>
    </style:style>
    <style:style style:name="Cabeçalho_20_da_20_mensagem" style:display-name="Cabeçalho da mensagem" style:family="paragraph" style:parent-style-name="Standard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padding="0.035cm" fo:border="0.51pt solid #000000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m_20_marcadores" style:display-name="Com marcadores" style:family="paragraph" style:parent-style-name="Standard" style:list-style-name="WW8Num10"/>
    <style:style style:name="Com_20_marcadores_20_2" style:display-name="Com marcadores 2" style:family="paragraph" style:parent-style-name="Standard" style:list-style-name="WW8Num8"/>
    <style:style style:name="Com_20_marcadores_20_3" style:display-name="Com marcadores 3" style:family="paragraph" style:parent-style-name="Standard" style:list-style-name="WW8Num7"/>
    <style:style style:name="Com_20_marcadores_20_4" style:display-name="Com marcadores 4" style:family="paragraph" style:parent-style-name="Standard" style:list-style-name="WW8Num6"/>
    <style:style style:name="Com_20_marcadores_20_5" style:display-name="Com marcadores 5" style:family="paragraph" style:parent-style-name="Standard" style:list-style-name="WW8Num5"/>
    <style:style style:name="Corpo_20_de_20_texto_20_3" style:display-name="Corpo de texto 3" style:family="paragraph" style:parent-style-name="Standard">
      <style:paragraph-properties fo:margin-top="0cm" fo:margin-bottom="0.212cm" loext:contextual-spacing="false"/>
      <style:text-properties fo:font-size="8pt" style:font-size-asian="8pt" style:font-size-complex="8pt"/>
    </style:style>
    <style:style style:name="Data" style:family="paragraph" style:parent-style-name="Standard" style:next-style-name="Standard"/>
    <style:style style:name="Addressee" style:family="paragraph" style:parent-style-name="Standard" style:class="extra">
      <style:paragraph-properties fo:margin-left="5.001cm" fo:margin-right="0cm" fo:margin-top="0cm" fo:margin-bottom="0cm" loext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Encerramento" style:family="paragraph" style:parent-style-name="Standard">
      <style:paragraph-properties fo:margin-left="7.5cm" fo:margin-right="0cm" fo:margin-top="0cm" fo:margin-bottom="0cm" loext:contextual-spacing="false" fo:text-indent="0cm" style:auto-text-indent="false"/>
    </style:style>
    <style:style style:name="Endereço_20_HTML" style:display-name="Endereço HTML" style:family="paragraph" style:parent-style-name="Standard">
      <style:text-properties fo:font-style="italic" style:font-style-asian="italic" style:font-style-complex="italic"/>
    </style:style>
    <style:style style:name="Estrutura_20_do_20_documento" style:display-name="Estrutura do documento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Índice_20_de_20_autoridades" style:display-name="Índice de autoridades" style:family="paragraph" style:parent-style-name="Standard" style:next-style-name="Standard">
      <style:paragraph-properties fo:margin-left="0.423cm" fo:margin-right="0cm" fo:margin-top="0cm" fo:margin-bottom="0cm" loext:contextual-spacing="false" fo:text-indent="-0.423cm" style:auto-text-indent="false"/>
    </style:style>
    <style:style style:name="Índice_20_de_20_figuras" style:display-name="Índice de figuras" style:family="paragraph" style:parent-style-name="Standard" style:next-style-name="Standard">
      <style:paragraph-properties fo:margin-left="0.847cm" fo:margin-right="0cm" fo:margin-top="0cm" fo:margin-bottom="0cm" loext:contextual-spacing="false" fo:text-indent="-0.847cm" style:auto-text-indent="false"/>
    </style:style>
    <style:style style:name="List_20_2" style:display-name="List 2" style:family="paragraph" style:parent-style-name="Standard" style:class="list">
      <style:paragraph-properties fo:margin-left="0.998cm" fo:margin-right="0cm" fo:margin-top="0cm" fo:margin-bottom="0cm" loext:contextual-spacing="false" fo:text-indent="-0.499cm" style:auto-text-indent="false"/>
    </style:style>
    <style:style style:name="List_20_3" style:display-name="List 3" style:family="paragraph" style:parent-style-name="Standard" style:class="list">
      <style:paragraph-properties fo:margin-left="1.498cm" fo:margin-right="0cm" fo:margin-top="0cm" fo:margin-bottom="0cm" loext:contextual-spacing="false" fo:text-indent="-0.499cm" style:auto-text-indent="false"/>
    </style:style>
    <style:style style:name="List_20_4" style:display-name="List 4" style:family="paragraph" style:parent-style-name="Standard" style:class="list">
      <style:paragraph-properties fo:margin-left="1.997cm" fo:margin-right="0cm" fo:margin-top="0cm" fo:margin-bottom="0cm" loext:contextual-spacing="false" fo:text-indent="-0.499cm" style:auto-text-indent="false"/>
    </style:style>
    <style:style style:name="List_20_5" style:display-name="List 5" style:family="paragraph" style:parent-style-name="Standard" style:class="list">
      <style:paragraph-properties fo:margin-left="2.496cm" fo:margin-right="0cm" fo:margin-top="0cm" fo:margin-bottom="0cm" loext:contextual-spacing="false" fo:text-indent="-0.499cm" style:auto-text-indent="false"/>
    </style:style>
    <style:style style:name="Lista_20_de_20_continuação" style:display-name="Lista de continuação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</style:style>
    <style:style style:name="Lista_20_de_20_continuação_20_2" style:display-name="Lista de continuação 2" style:family="paragraph" style:parent-style-name="Standard">
      <style:paragraph-properties fo:margin-left="0.998cm" fo:margin-right="0cm" fo:margin-top="0cm" fo:margin-bottom="0.212cm" loext:contextual-spacing="false" fo:text-indent="0cm" style:auto-text-indent="false"/>
    </style:style>
    <style:style style:name="Lista_20_de_20_continuação_20_3" style:display-name="Lista de continuação 3" style:family="paragraph" style:parent-style-name="Standard">
      <style:paragraph-properties fo:margin-left="1.498cm" fo:margin-right="0cm" fo:margin-top="0cm" fo:margin-bottom="0.212cm" loext:contextual-spacing="false" fo:text-indent="0cm" style:auto-text-indent="false"/>
    </style:style>
    <style:style style:name="Lista_20_de_20_continuação_20_4" style:display-name="Lista de continuação 4" style:family="paragraph" style:parent-style-name="Standard">
      <style:paragraph-properties fo:margin-left="1.997cm" fo:margin-right="0cm" fo:margin-top="0cm" fo:margin-bottom="0.212cm" loext:contextual-spacing="false" fo:text-indent="0cm" style:auto-text-indent="false"/>
    </style:style>
    <style:style style:name="Lista_20_de_20_continuação_20_5" style:display-name="Lista de continuação 5" style:family="paragraph" style:parent-style-name="Standard">
      <style:paragraph-properties fo:margin-left="2.496cm" fo:margin-right="0cm" fo:margin-top="0cm" fo:margin-bottom="0.212cm" loext:contextual-spacing="false" fo:text-indent="0cm" style:auto-text-indent="false"/>
    </style:style>
    <style:style style:name="Numerada" style:family="paragraph" style:parent-style-name="Standard" style:list-style-name="WW8Num9"/>
    <style:style style:name="Numerada_20_2" style:display-name="Numerada 2" style:family="paragraph" style:parent-style-name="Standard" style:list-style-name="WW8Num4"/>
    <style:style style:name="Numerada_20_3" style:display-name="Numerada 3" style:family="paragraph" style:parent-style-name="Standard" style:list-style-name="WW8Num3"/>
    <style:style style:name="Numerada_20_4" style:display-name="Numerada 4" style:family="paragraph" style:parent-style-name="Standard" style:list-style-name="WW8Num2"/>
    <style:style style:name="Numerada_20_5" style:display-name="Numerada 5" style:family="paragraph" style:parent-style-name="Standard" style:list-style-name="WW8Num1"/>
    <style:style style:name="Pré-formatação_20_HTML" style:display-name="Pré-formatação HTML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Primeiro_20_recuo_20_de_20_corpo_20_de_20_texto" style:display-name="Primeiro recuo de corpo de texto" style:family="paragraph" style:parent-style-name="Text_20_body">
      <style:paragraph-properties fo:margin-left="0cm" fo:margin-right="0cm" fo:margin-top="0cm" fo:margin-bottom="0cm" loext:contextual-spacing="false" fo:text-indent="0.37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Primeiro_20_recuo_20_de_20_corpo_20_de_20_texto_20_2" style:display-name="Primeiro recuo de corpo de texto 2" style:family="paragraph" style:parent-style-name="Text_20_body_20_indent">
      <style:paragraph-properties fo:margin-left="0.499cm" fo:margin-right="0cm" fo:margin-top="0cm" fo:margin-bottom="0cm" loext:contextual-spacing="false" fo:text-indent="0.37cm" style:auto-text-indent="false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Recuo_20_normal" style:display-name="Recuo normal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Sender" style:family="paragraph" style:parent-style-name="Standard" style:class="extra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-0.423cm" style:auto-text-indent="false"/>
    </style:style>
    <style:style style:name="Remissivo_20_4" style:display-name="Remissivo 4" style:family="paragraph" style:parent-style-name="Standard" style:next-style-name="Standard">
      <style:paragraph-properties fo:margin-left="1.693cm" fo:margin-right="0cm" fo:margin-top="0cm" fo:margin-bottom="0cm" loext:contextual-spacing="false" fo:text-indent="-0.423cm" style:auto-text-indent="false"/>
    </style:style>
    <style:style style:name="Remissivo_20_5" style:display-name="Remissivo 5" style:family="paragraph" style:parent-style-name="Standard" style:next-style-name="Standard">
      <style:paragraph-properties fo:margin-left="2.117cm" fo:margin-right="0cm" fo:margin-top="0cm" fo:margin-bottom="0cm" loext:contextual-spacing="false" fo:text-indent="-0.423cm" style:auto-text-indent="false"/>
    </style:style>
    <style:style style:name="Remissivo_20_6" style:display-name="Remissivo 6" style:family="paragraph" style:parent-style-name="Standard" style:next-style-name="Standard">
      <style:paragraph-properties fo:margin-left="2.54cm" fo:margin-right="0cm" fo:margin-top="0cm" fo:margin-bottom="0cm" loext:contextual-spacing="false" fo:text-indent="-0.423cm" style:auto-text-indent="false"/>
    </style:style>
    <style:style style:name="Remissivo_20_7" style:display-name="Remissivo 7" style:family="paragraph" style:parent-style-name="Standard" style:next-style-name="Standard">
      <style:paragraph-properties fo:margin-left="2.963cm" fo:margin-right="0cm" fo:margin-top="0cm" fo:margin-bottom="0cm" loext:contextual-spacing="false" fo:text-indent="-0.423cm" style:auto-text-indent="false"/>
    </style:style>
    <style:style style:name="Remissivo_20_8" style:display-name="Remissivo 8" style:family="paragraph" style:parent-style-name="Standard" style:next-style-name="Standard">
      <style:paragraph-properties fo:margin-left="3.387cm" fo:margin-right="0cm" fo:margin-top="0cm" fo:margin-bottom="0cm" loext:contextual-spacing="false" fo:text-indent="-0.423cm" style:auto-text-indent="false"/>
    </style:style>
    <style:style style:name="Remissivo_20_9" style:display-name="Remissivo 9" style:family="paragraph" style:parent-style-name="Standard" style:next-style-name="Standard">
      <style:paragraph-properties fo:margin-left="3.81cm" fo:margin-right="0cm" fo:margin-top="0cm" fo:margin-bottom="0cm" loext:contextual-spacing="false" fo:text-indent="-0.423cm" style:auto-text-indent="false"/>
    </style:style>
    <style:style style:name="Saudação" style:family="paragraph" style:parent-style-name="Standard" style:next-style-name="Standard"/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o_20_de_20_macro" style:display-name="Texto de macro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family="'Courier New'" style:font-family-generic="modern" fo:font-size="10pt" fo:language="pt" fo:country="BR" style:font-name-asian="Arial" style:font-family-asian="Arial" style:font-family-generic-asian="swiss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exto_20_em_20_bloco" style:display-name="Texto em bloco" style:family="paragraph" style:parent-style-name="Standard">
      <style:paragraph-properties fo:margin-left="2.54cm" fo:margin-right="2.54cm" fo:margin-top="0cm" fo:margin-bottom="0.212cm" loext:contextual-spacing="false" fo:text-indent="0cm" style:auto-text-indent="false"/>
    </style:style>
    <style:style style:name="Texto_20_sem_20_formatação" style:display-name="Texto sem formataçã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ítulo_20_da_20_nota" style:display-name="Título da nota" style:family="paragraph" style:parent-style-name="Standard" style:next-style-name="Standard"/>
    <style:style style:name="Título_20_de_20_índice_20_de_20_autoridades" style:display-name="Título de índice de autoridades" style:family="paragraph" style:parent-style-name="Standard" style:next-style-name="Standard">
      <style:paragraph-properties fo:margin-top="0.212cm" fo:margin-bottom="0cm" loext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Contents_20_Heading" style:display-name="Contents Heading" style:family="paragraph" style:parent-style-name="Standard" style:next-style-name="Index_20_1" style:class="index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Table_20_Contents_20__28_user_29_" style:display-name="Table Contents (user)" style:family="paragraph" style:parent-style-name="Standard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Fonte_20_parág._20_padrão" style:display-name="Fonte parág. padrão" style:family="text"/>
    <style:style style:name="Footnote_20_Symbol" style:display-name="Footnote Symbol" style:family="text" style:parent-style-name="Fonte_20_parág._20_padrão">
      <style:text-properties style:text-position="super 58%"/>
    </style:style>
    <style:style style:name="SemanticAnnotation-ref-hf002" style:family="text" style:parent-style-name="Fonte_20_parág._20_padrão">
      <style:text-properties fo:language="en" fo:country="US"/>
    </style:style>
    <style:style style:name="SemanticAnnotation-ref-hf001" style:family="text">
      <style:text-properties fo:background-color="transparent"/>
    </style:style>
    <style:style style:name="SemanticAnnotation-ref-hf003" style:family="text" style:parent-style-name="SemanticAnnotation-ref-hf001"/>
    <style:style style:name="SemanticAnnotation-ref-hf008" style:family="text" style:parent-style-name="SemanticAnnotation-ref-hf001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1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prefix="RNF" style:num-suffix="." style:num-format="1">
        <style:list-level-properties text:list-level-position-and-space-mode="label-alignment">
          <style:list-level-label-alignment text:label-followed-by="listtab" text:list-tab-stop-position="1.27cm" fo:text-indent="-0.9cm" fo:margin-left="1.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style:num-prefix="RF" style:num-suffix="." style:num-format="1">
        <style:list-level-properties text:list-level-position-and-space-mode="label-alignment">
          <style:list-level-label-alignment text:label-followed-by="listtab" text:list-tab-stop-position="1.27cm" fo:text-indent="-0.87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Verdana" fo:font-size="10pt" style:font-size-asian="10pt" style:font-size-complex="10pt"/>
    </style:style>
    <style:style style:name="MP2" style:family="paragraph" style:parent-style-name="Header">
      <style:text-properties style:font-name="Verdana"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3cm" fo:margin-bottom="2cm" fo:margin-left="3cm" fo:margin-right="2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3cm" fo:margin-bottom="2cm" fo:margin-left="2.501cm" fo:margin-right="2cm" style:writing-mode="lr-tb" style:layout-grid-color="#c0c0c0" style:layout-grid-lines="2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1.251cm" fo:margin-bottom="3cm" fo:margin-left="2.501cm" fo:margin-right="2.501cm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MP1"><text:page-number text:select-page="current">1</text:page-number></text:p>
        <text:p text:style-name="MP2">Fábrica de Software<text:tab/><text:tab/> <text:s text:c="4"/>IFES / Serra</text:p>
      </style:header>
      <style:footer>
        <text:p text:style-name="Footer"/>
      </style:footer>
    </style:master-page>
    <style:master-page style:name="Converter_20_1" style:display-name="Converter 1" style:page-layout-name="Mpm3" style:next-style-name="Próxima_20_conversão_20_1">
      <style:header>
        <text:p text:style-name="MP1"><text:page-number text:select-page="current">3</text:page-number></text:p>
        <text:p text:style-name="MP2">Fábrica de Software<text:tab/><text:tab/>IFES / Serra</text:p>
      </style:header>
      <style:footer>
        <text:p text:style-name="Footer"/>
      </style:footer>
    </style:master-page>
    <style:master-page style:name="Próxima_20_conversão_20_1" style:display-name="Próxima conversão 1" style:page-layout-name="Mpm4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Documento Plano de Riscos</dc:title>
    <meta:initial-creator>w</meta:initial-creator>
    <meta:creation-date>2010-09-10T07:09:00</meta:creation-date>
    <dc:date>2017-03-26T19:12:35.733000000</dc:date>
    <meta:print-date>2005-10-28T10:36:00</meta:print-date>
    <meta:editing-cycles>37</meta:editing-cycles>
    <meta:editing-duration>PT3H53M20S</meta:editing-duration>
    <meta:generator>LibreOffice/5.2.2.2$Windows_x86 LibreOffice_project/8f96e87c890bf8fa77463cd4b640a2312823f3ad</meta:generator>
    <meta:document-statistic meta:table-count="5" meta:image-count="0" meta:object-count="0" meta:page-count="4" meta:paragraph-count="140" meta:word-count="884" meta:character-count="5635" meta:non-whitespace-character-count="4876"/>
    <meta:user-defined meta:name="Informações 1"/>
    <meta:user-defined meta:name="Informações 2"/>
    <meta:user-defined meta:name="Informações 3"/>
    <meta:user-defined meta:name="Informações 4"/>
  </office:meta>
</office:document-meta>
</file>